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28in" style:page-number="auto"/>
      <style:text-properties fo:font-size="7.09999990463257pt" style:font-size-asian="7.09999990463257pt" style:font-size-complex="7.09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272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134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7" style:family="paragraph" style:parent-style-name="Body_20_text_20__28_2_29_" style:master-page-name="">
      <style:paragraph-properties fo:margin-left="0.2917in" fo:margin-right="0in" fo:margin-top="0in" fo:margin-bottom="0in" loext:contextual-spacing="false" fo:text-align="start" style:justify-single-word="false" fo:text-indent="0.222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9" style:family="paragraph" style:parent-style-name="Body_20_text_20__28_6_29_" style:master-page-name="">
      <style:paragraph-properties fo:margin-left="0in" fo:margin-right="0in" fo:margin-top="0in" fo:margin-bottom="0in" loext:contextual-spacing="false" fo:text-indent="0.1528in" style:auto-text-indent="false" style:page-number="auto"/>
    </style:style>
    <style:style style:name="P10" style:family="paragraph" style:parent-style-name="Body_20_text_20__28_2_29_" style:master-page-name="">
      <style:paragraph-properties fo:margin-left="0in" fo:margin-right="0in" fo:margin-top="0in" fo:margin-bottom="0.0736in" loext:contextual-spacing="false" fo:text-align="justify" style:justify-single-word="false" fo:text-indent="0.1528in" style:auto-text-indent="false" style:page-number="auto"/>
    </style:style>
    <style:style style:name="P11" style:family="paragraph" style:parent-style-name="Body_20_text_20__28_5_29_" style:master-page-name="">
      <style:paragraph-properties fo:margin-left="0.5138in" fo:margin-right="0in" fo:margin-top="0in" fo:margin-bottom="0in" loext:contextual-spacing="false" fo:text-align="justify" style:justify-single-word="false" fo:text-indent="-0.5138in" style:auto-text-indent="false" style:page-number="auto"/>
    </style:style>
    <style:style style:name="P12" style:family="paragraph" style:parent-style-name="Body_20_text_20__28_2_29_" style:master-page-name="">
      <style:paragraph-properties fo:margin-left="0.5138in" fo:margin-right="0in" fo:margin-top="0in" fo:margin-bottom="0in" loext:contextual-spacing="false" fo:text-align="justify" style:justify-single-word="false" fo:text-indent="-0.5138in" style:auto-text-indent="false" style:page-number="auto"/>
    </style:style>
    <style:style style:name="P13" style:family="paragraph" style:parent-style-name="Body_20_text_20__28_2_29_" style:master-page-name="">
      <style:paragraph-properties fo:margin-left="0.5138in" fo:margin-right="0in" fo:margin-top="0in" fo:margin-bottom="0in" loext:contextual-spacing="false" fo:text-align="justify" style:justify-single-word="false" fo:text-indent="-0.111in" style:auto-text-indent="false" style:page-number="auto"/>
    </style:style>
    <style:style style:name="P14" style:family="paragraph" style:parent-style-name="Body_20_text_20__28_5_29_" style:master-page-name="">
      <style:paragraph-properties fo:margin-left="0.5138in" fo:margin-right="0in" fo:margin-top="0in" fo:margin-bottom="0in" loext:contextual-spacing="false" fo:text-align="justify" style:justify-single-word="false" fo:text-indent="-0.111in" style:auto-text-indent="false" style:page-number="auto"/>
    </style:style>
    <style:style style:name="P15" style:family="paragraph" style:parent-style-name="Body_20_text_20__28_5_29_" style:master-page-name="">
      <style:paragraph-properties fo:margin-left="0.5138in" fo:margin-right="0in" fo:margin-top="0in" fo:margin-bottom="0in" loext:contextual-spacing="false" fo:text-align="start" style:justify-single-word="false" fo:text-indent="-0.111in" style:auto-text-indent="false" style:page-number="auto"/>
    </style:style>
    <style:style style:name="P16" style:family="paragraph" style:parent-style-name="Body_20_text_20__28_2_29_" style:master-page-name="">
      <style:paragraph-properties fo:margin-left="0.5138in" fo:margin-right="0in" fo:margin-top="0in" fo:margin-bottom="0in" loext:contextual-spacing="false" fo:text-align="justify" style:justify-single-word="false" fo:text-indent="0in" style:auto-text-indent="false" style:page-number="auto"/>
    </style:style>
    <style:style style:name="P17" style:family="paragraph" style:parent-style-name="Body_20_text_20__28_6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9" style:family="paragraph" style:parent-style-name="Body_20_text_20__28_2_29_" style:master-page-name="">
      <style:paragraph-properties fo:margin-left="0.3472in" fo:margin-right="0in" fo:margin-top="0in" fo:margin-bottom="0in" loext:contextual-spacing="false" fo:text-align="start" style:justify-single-word="false" fo:text-indent="-0.0972in" style:auto-text-indent="false" style:page-number="auto"/>
    </style:style>
    <style:style style:name="P2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3429in"/>
        </style:tab-stops>
      </style:paragraph-properties>
    </style:style>
    <style:style style:name="P21" style:family="paragraph" style:parent-style-name="Body_20_text_20__28_2_29_" style:list-style-name="L2" style:master-page-name="PageStyle1">
      <style:paragraph-properties fo:margin-left="0.1807in" fo:margin-right="0in" fo:margin-top="0in" fo:margin-bottom="0in" loext:contextual-spacing="false" fo:text-align="justify" style:justify-single-word="false" fo:text-indent="-0.1807in" style:auto-text-indent="false" style:page-number="4">
        <style:tab-stops>
          <style:tab-stop style:position="-0.0299in"/>
        </style:tab-stops>
      </style:paragraph-properties>
    </style:style>
    <style:style style:name="P22"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11in"/>
        </style:tab-stops>
      </style:paragraph-properties>
    </style:style>
    <style:style style:name="P23"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992in"/>
        </style:tab-stops>
      </style:paragraph-properties>
    </style:style>
    <style:style style:name="P24"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25"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26" style:family="paragraph" style:parent-style-name="Heading_20__23_1" style:master-page-name="">
      <style:paragraph-properties fo:margin-left="0.0972in" fo:margin-right="0in" fo:margin-top="0in" fo:margin-bottom="0in" loext:contextual-spacing="false" fo:line-height="0.1807in" fo:keep-together="always" fo:text-indent="0in" style:auto-text-indent="false" style:page-number="auto" fo:keep-with-next="always"/>
    </style:style>
    <style:style style:name="P27" style:family="paragraph" style:parent-style-name="Body_20_text_20__28_3_29_" style:master-page-name="PageStyle0">
      <style:paragraph-properties fo:margin-left="0.0972in" fo:margin-right="0in" fo:margin-top="0in" fo:margin-bottom="0.0484in" loext:contextual-spacing="false" fo:line-height="0.1181in" fo:text-indent="0in" style:auto-text-indent="false" style:page-number="1"/>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3846in" fo:margin-right="1.99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846in" fo:margin-right="1.998in" style:editable="false">
        <style:columns fo:column-count="2" fo:column-gap="0.1028in">
          <style:column style:rel-width="32767*" fo:start-indent="0in" fo:end-indent="0.0516in"/>
          <style:column style:rel-width="32768*" fo:start-indent="0.0516in" fo:end-indent="0in"/>
        </style:columns>
      </style:section-properties>
    </style:style>
    <style:style style:name="Sect4" style:family="section">
      <style:section-properties fo:margin-left="2.1091in" fo:margin-right="2.2756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5"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4"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7"><text:span text:style-name="CharStyle4">THE SECOND EPISTLE OP PAUL THE APOSTLE TO THE</text:span></text:p>
        <text:h text:style-name="P26" text:outline-level="1"><text:bookmark-start text:name="bookmark0"/><text:span text:style-name="CharStyle9">THESSALONIANS</text:span><text:bookmark-end text:name="bookmark0"/></text:h>
      </text:section>
      <text:section text:style-name="Sect2" text:name="Section1">
        <text:p text:style-name="P2"/>
        <text:p text:style-name="P1"/>
      </text:section>
      <text:section text:style-name="Sect3" text:name="Section2">
        <text:p text:style-name="Body_20_text_20__28_4_29__20__2b__20_DropCap1">I<text:span text:style-name="CharStyle11">Paul and Silvanus and Timo- theus, to the church of the Thessalonians in God our Father 2 and the Lord Jesus Christ: grace and peace to you from God the Father and the Lord Jesus Christ.</text:span></text:p>
        <text:p text:style-name="P6"><text:span text:style-name="CharStyle15">3</text:span><text:span text:style-name="CharStyle14"> We are bound always to thank God for you, brothers—it is proper that we should, because your faith grows apace and your mutual love, one and all, is in- </text:span><text:span text:style-name="CharStyle16">4</text:span><text:span text:style-name="CharStyle14"> creasing. So much so, that throughout the churches of God we are proud of you, proud of the stedfastness and faith you display through all the persecu­tions and the troubles in which </text:span><text:span text:style-name="CharStyle15">5</text:span><text:span text:style-name="CharStyle14"> you are involved. They are proof positive of God’s equity; you are suffering for the realm 6 of God, and he means to make you worthy of it—since God considers it but just to repay with trouble those who trouble you,</text:span></text:p>
        <text:list xml:id="list7060755322195010096" text:style-name="L1">
          <text:list-item>
            <text:p text:style-name="P20"><text:span text:style-name="CharStyle15"><text:tab/></text:span><text:span text:style-name="CharStyle14">and repay you who are troubled (as well as us) with rest and relief, when the Lord Jesus is re­vealed from heaven together with the angels of his power </text:span><text:span text:style-name="CharStyle17">in flaming fire, </text:span><text:span text:style-name="CharStyle14">8 </text:span><text:span text:style-name="CharStyle17">to inflict -punishment on those who ignore God, </text:span><text:span text:style-name="CharStyle14">even on </text:span><text:span text:style-name="CharStyle17">those who refuse obedience</text:span><text:span text:style-name="CharStyle14"> to the gospel of of our Lord Jesus,</text:span></text:p>
          </text:list-item>
        </text:list>
        <text:p text:style-name="P12"><text:span text:style-name="CharStyle15">9</text:span><text:span text:style-name="CharStyle14"> men who will pay the penalty of being destroyed eter­nally </text:span><text:span text:style-name="CharStyle17">from the presence of the Lord</text:span></text:p>
        <text:p text:style-name="P15"><text:span text:style-name="CharStyle19">and from the glory of his might,</text:span></text:p>
        <text:p text:style-name="P11"><text:span text:style-name="CharStyle20">io </text:span><text:span text:style-name="CharStyle19">when he comes to be glorified in his saints</text:span></text:p>
        <text:p text:style-name="P19"><text:span text:style-name="CharStyle14">and </text:span><text:span text:style-name="CharStyle17">marvelled at</text:span><text:span text:style-name="CharStyle14"> in all be­lievers</text:span></text:p>
        <text:p text:style-name="P6"><text:span text:style-name="CharStyle17">on that day</text:span><text:span text:style-name="CharStyle14"> (for our testimony has found confirmation * in your lives). In view of this we al- n ways pray for you, asking our God to make you worthy of his calling and by his power to fulfil every good resolve and every effort of faith, </text:span><text:span text:style-name="CharStyle17">so that the name</text:span><text:span text:style-name="CharStyle14"> 12 of our Lord Jesus </text:span><text:span text:style-name="CharStyle17">may be glori­fied in you</text:span><text:span text:style-name="CharStyle14"> (and you glorified in him), by the grace of our God and the Lord Jesus Christ.</text:span></text:p>
        <text:p text:style-name="P10"><text:span text:style-name="CharStyle14">With regard to the arrival </text:span><text:span text:style-name="CharStyle17">ey </text:span><text:span text:style-name="CharStyle14">of our Lord Jesus Christ and “ our muster before him, I beg you, brothers, not to let your minds 2 get quickly unsettled or excited by any spirit of prophecy or any declaration or any letter pur­porting to come from me, to the effect that the Day of the Lord is already here. Let nobody de- </text:span><text:span text:style-name="CharStyle15">3 </text:span><text:span text:style-name="CharStyle14">lude you into this belief, what­ever he may say. It will not come till the Rebellion takes place first of all, with the re­vealing of the Lawless t One, the doomed One, the adversary </text:span><text:span text:style-name="CharStyle17">who</text:span><text:span text:style-name="CharStyle14"> 4 </text:span><text:span text:style-name="CharStyle17">vaunts himself above and against every</text:span><text:span text:style-name="CharStyle14"> so-called </text:span><text:span text:style-name="CharStyle17">god</text:span><text:span text:style-name="CharStyle14"> or object of worship, actually </text:span><text:span text:style-name="CharStyle17">seat­ing himself in the</text:span><text:span text:style-name="CharStyle14"> temple </text:span><text:span text:style-name="CharStyle17">of God </text:span><text:span text:style-name="CharStyle14">with the proclamation that he himself is God. Do you not </text:span><text:span text:style-name="CharStyle15">5 </text:span><text:span text:style-name="CharStyle14">remember how I used to tell you this when I was with you? Well, </text:span><text:span text:style-name="CharStyle15">6 </text:span><text:span text:style-name="CharStyle14">you can recall now what it is that restrains him from being re­vealed before his appointed</text:span></text:p>
        <text:p text:style-name="P9"><text:span text:style-name="CharStyle22">* Heading with Markiand and Hort tnacnaiOp (104 469 Ambrosiaster) for the Imarev&amp;n of most manuscripts and all versions.</text:span></text:p>
        <text:p text:style-name="P9"><text:span text:style-name="CharStyle22">t Reading dvopia; with H B, etc., for the Western paraphrastic upueTia;.</text:span></text:p>
      </text:section>
      <text:section text:style-name="Sect4" text:name="Section3">
        <text:list xml:id="list945507007370787490" text:style-name="L2">
          <text:list-item>
            <text:p text:style-name="P21"><text:span text:style-name="CharStyle14"><text:tab/>time. For the secret force of lawlessness is at work already; only, it cannot be revealed till he who at present restrains it is removed.</text:span></text:p>
          </text:list-item>
          <text:list-item>
            <text:p text:style-name="P22"><text:span text:style-name="CharStyle14"><text:tab/>Then shall the Lawless One be revealed,</text:span></text:p>
          </text:list-item>
        </text:list>
        <text:p text:style-name="P14"><text:span text:style-name="CharStyle20">whom the Lord Jesus </text:span><text:span text:style-name="CharStyle19">will destroy with the breath of his lips</text:span></text:p>
        <text:p text:style-name="P13"><text:span text:style-name="CharStyle14">and quell by his appearing and arrival—</text:span></text:p>
        <text:list xml:id="list172054925861984" text:continue-numbering="true" text:style-name="L2">
          <text:list-item>
            <text:p text:style-name="P22"><text:span text:style-name="CharStyle14"><text:tab/>that One whose arrival is due</text:span></text:p>
          </text:list-item>
        </text:list>
        <text:p text:style-name="P7"><text:span text:style-name="CharStyle14">to Satan’s activity, with the full power, the miracles and portents, of falsehood,</text:span></text:p>
        <text:list xml:id="list172053861171010" text:continue-numbering="true" text:style-name="L2">
          <text:list-item>
            <text:p text:style-name="P23"><text:span text:style-name="CharStyle14"><text:tab/>and with the full deceit­</text:span></text:p>
          </text:list-item>
        </text:list>
        <text:p text:style-name="P7"><text:span text:style-name="CharStyle14">fulness of evil for those who are doomed to perish, since they refuse to love the Truth that would save them.</text:span></text:p>
        <text:list xml:id="list172054784118494" text:continue-numbering="true" text:style-name="L2">
          <text:list-item>
            <text:p text:style-name="P22"><text:span text:style-name="CharStyle14"><text:tab/>Therefore God visits them</text:span></text:p>
          </text:list-item>
        </text:list>
        <text:p text:style-name="P7"><text:span text:style-name="CharStyle14">with an active delusion, till they put faith in false­hood,</text:span></text:p>
        <text:list xml:id="list172055691715277" text:continue-numbering="true" text:style-name="L2">
          <text:list-item>
            <text:p text:style-name="P22"><text:span text:style-name="CharStyle14"><text:tab/>so that all may be doomed</text:span></text:p>
          </text:list-item>
        </text:list>
        <text:p text:style-name="P16"><text:span text:style-name="CharStyle14">who refuse faith in the Truth but delight in evil.</text:span></text:p>
        <text:list xml:id="list172054425099842" text:continue-numbering="true" text:style-name="L2">
          <text:list-item>
            <text:p text:style-name="P22"><text:span text:style-name="CharStyle14"><text:tab/>Now we are bound always to thank God for you, brothers </text:span><text:span text:style-name="CharStyle17">be­loved by the Lord,</text:span><text:span text:style-name="CharStyle14"> because God has chosen you as the first to be reaped for salvation, by the consecration of your spirit and</text:span></text:p>
          </text:list-item>
          <text:list-item>
            <text:p text:style-name="P22"><text:span text:style-name="CharStyle14"><text:tab/>by faith in the Truth; it was for this that he called you by our gospel, to gain the glory of</text:span></text:p>
          </text:list-item>
          <text:list-item>
            <text:p text:style-name="P22"><text:span text:style-name="CharStyle14"><text:tab/>our Lord Jesus Christ. Well then, brothers, stand firm and hold to the rules which you have learned from us orally or by</text:span></text:p>
          </text:list-item>
          <text:list-item>
            <text:p text:style-name="P22"><text:span text:style-name="CharStyle14"><text:tab/>letter. And may our Lord Jesus Christ himself and God our Father, who has loved us and given us eternal encourage-</text:span></text:p>
          </text:list-item>
          <text:list-item>
            <text:p text:style-name="P22"><text:span text:style-name="CharStyle14"><text:tab/>ment and good hope, graciously encourage your hearts and strengthen them for all good in deed and word.</text:span></text:p>
          </text:list-item>
        </text:list>
        <text:p text:style-name="P8"><text:span text:style-name="CharStyle14">Finally, brothers, pray for o us, that the word of the Lord " may speed on and triumph, as in your own case, and that you 2 and I may be delivered from perverse and evil men—for the faith is not held by all. How- 3 ever, the Lord is faithful; he will be sure to strengthen you and protect you from the Evil one.</text:span></text:p>
        <text:p text:style-name="P8"><text:span text:style-name="CharStyle14">We rely upon you in the Lord, 4 confident that you do and will do what we enjoin. May the </text:span><text:span text:style-name="CharStyle15">5 </text:span><text:span text:style-name="CharStyle14">Lord direct your hearts towards God’s love and towards Christ’s patience!</text:span></text:p>
        <text:p text:style-name="P8"><text:span text:style-name="CharStyle14">Brothers, we charge you in 6 the name of our Lord Jesus Christ to shun any brother who is loafing, instead of following the rule you received * from us. For you know very well how 7 to copy us; we did not loaf in your midst, we did not take free 8 meals from anyone; no, toiling hard at our trade, we worked night and day, so as not to he a burden to any of you. Not 9 that we have no right to such support; it was simply to give you a pattern to copy. We used 10 to charge you, even when we were with you, ‘If a man will not work, he shall not eat.’ But n we are informed that some of your number are loafing, busy- bodies instead of busy. Now in 12 the Lord Jesus Christ we charge and exhort such persons to keep quiet, to do their work and earn their own living.</text:span></text:p>
        <text:p text:style-name="P8"><text:span text:style-name="CharStyle14">As for yourselves, brothers, 13 never grow tired of doing what is right. Only, if anyone will 14 not obey our orders in this letter, mark that man, do not associate with him—that will make him</text:span></text:p>
        <text:p text:style-name="P17"><text:span text:style-name="CharStyle22">* Reading jtapeXdfiteTg with B G, etc</text:span><text:span text:style-name="CharStyle22"><text:span text:style-name="T1">M </text:span></text:span><text:span text:style-name="CharStyle22">for jtaoeXd(3oaav.</text:span></text:p>
        <text:list xml:id="list321125015990623848" text:style-name="L3">
          <text:list-item>
            <text:p text:style-name="P24"><text:span text:style-name="CharStyle14"><text:tab/>feel ashamed! You are not to treat him as an enemy, but to put him under discipline as a brother.</text:span></text:p>
          </text:list-item>
          <text:list-item>
            <text:p text:style-name="P25"><text:span text:style-name="CharStyle14"><text:tab/>May the Lord of peace him­self grant you peace continually, whatever comes.</text:span></text:p>
          </text:list-item>
        </text:list>
        <text:p text:style-name="P18"><text:span text:style-name="CharStyle14">The Lord be with you all.</text:span></text:p>
        <text:p text:style-name="P18"><text:span text:style-name="CharStyle14">The salutation is in my own 17 hand, Paul’s; that is a mark in every letter of mine. This is how I write. ‘The grace of our 18 Lord Jesus Christ be </text:span><text:soft-page-break/><text:span text:style-name="CharStyle14">with you al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513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5138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margin-top="0.0417in" fo:margin-bottom="0in" loext:contextual-spacing="false" fo:line-height="0.0866in" fo:text-align="justify" style:justify-single-word="false" fo:text-indent="0.1528in" style:auto-text-indent="false" style:page-number="auto" fo:background-color="#ffffff"/>
      <style:text-properties style:text-line-through-style="none" style:text-line-through-type="none" style:font-name="David" fo:font-family="David" fo:font-size="7.5pt" fo:font-style="normal" style:text-underline-style="none" fo:font-weight="normal" style:font-name-asian="David" style:font-family-asian="David" style:font-size-asian="7.5pt" style:font-style-asian="normal" style:font-weight-asian="normal" style:font-name-complex="David" style:font-family-complex="David" style:font-size-complex="7.5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6%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1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6" style:family="text" style:parent-style-name="CharStyle14">
      <style:text-properties fo:color="#000000" style:text-position="0% 100%" style:font-name="Consolas" fo:font-family="Consolas" fo:font-size="8.5pt" fo:letter-spacing="normal" fo:language="en" fo:country="US" fo:font-style="italic" style:font-name-asian="Consolas" style:font-family-asian="Consolas" style:font-size-asian="8.5pt" style:language-asian="en" style:country-asian="US" style:font-style-asian="italic" style:font-name-complex="Consolas" style:font-family-complex="Consolas" style:font-size-complex="8.5pt" style:language-complex="en" style:country-complex="US" style:font-style-complex="italic" style:text-scale="100%"/>
    </style:style>
    <style:style style:name="CharStyle17"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9"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0" style:family="text" style:parent-style-name="CharStyle19">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2" style:family="text" style:parent-style-name="DefaultFontStyle">
      <style:text-properties style:text-line-through-style="none" style:text-line-through-type="none" style:font-name="David" fo:font-family="David" fo:font-size="7.5pt" fo:font-style="normal" style:text-underline-style="none" fo:font-weight="normal" style:font-name-asian="David" style:font-family-asian="David" style:font-size-asian="7.5pt" style:font-style-asian="normal" style:font-weight-asian="normal" style:font-name-complex="David" style:font-family-complex="David" style:font-size-complex="7.5pt" style:font-style-complex="normal" style:font-weight-complex="normal"/>
    </style:style>
    <style:style style:name="CharStyle23" style:family="text" style:parent-style-name="CharStyle6">
      <style:text-properties fo:color="#000000" style:text-position="0% 100%" style:font-name="Calibri" fo:font-family="Calibri" fo:letter-spacing="normal" fo:language="en" fo:country="US" fo:font-style="italic" style:font-name-asian="Calibri" style:font-family-asian="Calibri" style:language-asian="en" style:country-asian="US" style:font-style-asian="italic" style:font-name-complex="Calibri" style:font-family-complex="Calibri"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134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727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717in" fo:margin-left="0in" fo:margin-right="0in" fo:margin-bottom="0in"/>
      </style:header-style>
      <style:footer-style>
        <style:header-footer-properties fo:min-height="3.6717in" fo:margin-left="0in" fo:margin-right="0in" fo:margin-top="3.671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73in" fo:margin-left="0in" fo:margin-right="0in" fo:margin-bottom="0in"/>
      </style:header-style>
      <style:footer-style>
        <style:header-footer-properties fo:min-height="3.6161in" fo:margin-left="0in" fo:margin-right="0in" fo:margin-top="3.6161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3819in" svg:y="7.3484in" draw:z-index="0"><draw:text-box fo:min-height="0.0902in" fo:min-width="0.1701in"><text:p text:style-name="MP3"><text:span text:style-name="CharStyle7">259</text:span></text:p></draw:text-box></draw:frame></text:p>
      </style:footer>
      <style:footer-left>
        <text:p text:style-name="MP2"><draw:frame draw:style-name="Mfr1" draw:name="1" text:anchor-type="paragraph" svg:x="4.3819in" svg:y="7.3484in" draw:z-index="0"><draw:text-box fo:min-height="0.0902in" fo:min-width="0.1701in"><text:p text:style-name="MP3"><text:span text:style-name="CharStyle7">259</text:span></text:p></draw:text-box></draw:frame></text:p>
      </style:footer-left>
    </style:master-page>
    <style:master-page style:name="PageStyle1" style:page-layout-name="Mpm3">
      <style:header>
        <text:p text:style-name="MP1"><draw:frame draw:style-name="Mfr1" draw:name="2" text:anchor-type="paragraph" svg:x="3.4874in" svg:y="0.5709in" draw:z-index="1"><draw:text-box fo:min-height="0.1035in" fo:min-width="2.7134in"><text:p text:style-name="MP4"><text:span text:style-name="CharStyle23">2</text:span><text:span text:style-name="CharStyle7"> THESSALONIANS </text:span><text:span text:style-name="CharStyle23">8<text:tab/>261</text:span></text:p></draw:text-box></draw:frame></text:p>
      </style:header>
      <style:header-left>
        <text:p text:style-name="MP1"><draw:frame draw:style-name="Mfr1" draw:name="3" text:anchor-type="paragraph" svg:x="2.1091in" svg:y="0.5508in" draw:z-index="2"><draw:text-box fo:min-height="0.1236in" fo:min-width="2.7264in"><text:p text:style-name="MP5"><text:span text:style-name="CharStyle7">260<text:tab/>2 THESSALONIANS 3</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3" meta:paragraph-count="43" meta:word-count="1168" meta:character-count="5940" meta:non-whitespace-character-count="4820"/>
    <meta:generator>LibreOffice/4.4.5.2$Windows_x86 LibreOffice_project/a22f674fd25a3b6f45bdebf25400ed2adff0ff99</meta:generator>
  </office:meta>
</office:document-meta>
</file>